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84.9pt"/>
    </style:style>
    <style:style style:name="co12" style:family="table-column">
      <style:table-column-properties fo:break-before="auto" style:column-width="89.49pt"/>
    </style:style>
    <style:style style:name="co13" style:family="table-column">
      <style:table-column-properties fo:break-before="auto" style:column-width="98.79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95.7pt"/>
    </style:style>
    <style:style style:name="co16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1" table:style-name="ta1">
        <table:shapes>
          <draw:frame draw:z-index="0" draw:style-name="gr1" draw:text-style-name="P1" svg:width="704.72pt" svg:height="685.93pt" svg:x="17.8pt" svg:y="121.97pt">
            <loext:p draw:notify-on-update-of-ranges="data1.A1:data1.A1 data1.A2:data1.A7 data1.B1:data1.B1 data1.B2:data1.B7 data1.A1:data1.A1 data1.A2:data1.A7 data1.C1:data1.C1 data1.C2:data1.C7 data1.A1:data1.A1 data1.A2:data1.A7 data1.D1:data1.D1 data1.D2:data1.D7 data1.A1:data1.A1 data1.A2:data1.A7 data1.E1:data1.E1 data1.E2:data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table:style-name="ce1" office:value-type="string" calcext:value-type="string">
            <text:p><text:s/>Static Coarse</text:p>
          </table:table-cell>
          <table:table-cell table:style-name="ce1" office:value-type="string" calcext:value-type="string">
            <text:p><text:s/>Static Fine</text:p>
          </table:table-cell>
          <table:table-cell table:style-name="ce1" office:value-type="string" calcext:value-type="string">
            <text:p><text:s/>Dynamic Coarse</text:p>
          </table:table-cell>
          <table:table-cell table:style-name="ce1" office:value-type="string" calcext:value-type="string">
            <text:p><text:s/>Dynamic F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589" calcext:value-type="float">
            <text:p>15.2589</text:p>
          </table:table-cell>
          <table:table-cell office:value-type="float" office:value="14.934" calcext:value-type="float">
            <text:p>14.934</text:p>
          </table:table-cell>
          <table:table-cell office:value-type="float" office:value="16.53" calcext:value-type="float">
            <text:p>16.53</text:p>
          </table:table-cell>
          <table:table-cell office:value-type="float" office:value="12.7232" calcext:value-type="float">
            <text:p>12.7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5632" calcext:value-type="float">
            <text:p>30.5632</text:p>
          </table:table-cell>
          <table:table-cell office:value-type="float" office:value="23.6361" calcext:value-type="float">
            <text:p>23.6361</text:p>
          </table:table-cell>
          <table:table-cell office:value-type="float" office:value="31.1812" calcext:value-type="float">
            <text:p>31.1812</text:p>
          </table:table-cell>
          <table:table-cell office:value-type="float" office:value="20.5869" calcext:value-type="float">
            <text:p>20.58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0418" calcext:value-type="float">
            <text:p>57.0418</text:p>
          </table:table-cell>
          <table:table-cell office:value-type="float" office:value="34.6663" calcext:value-type="float">
            <text:p>34.6663</text:p>
          </table:table-cell>
          <table:table-cell office:value-type="float" office:value="58.2681" calcext:value-type="float">
            <text:p>58.2681</text:p>
          </table:table-cell>
          <table:table-cell office:value-type="float" office:value="24.4714" calcext:value-type="float">
            <text:p>24.4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4892" calcext:value-type="float">
            <text:p>91.4892</text:p>
          </table:table-cell>
          <table:table-cell office:value-type="float" office:value="31.5823" calcext:value-type="float">
            <text:p>31.5823</text:p>
          </table:table-cell>
          <table:table-cell office:value-type="float" office:value="91.1095" calcext:value-type="float">
            <text:p>91.1095</text:p>
          </table:table-cell>
          <table:table-cell office:value-type="float" office:value="18.7721" calcext:value-type="float">
            <text:p>18.7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1354" calcext:value-type="float">
            <text:p>21.1354</text:p>
          </table:table-cell>
          <table:table-cell office:value-type="float" office:value="0.918647" calcext:value-type="float">
            <text:p>0.918647</text:p>
          </table:table-cell>
          <table:table-cell office:value-type="float" office:value="54.9533" calcext:value-type="float">
            <text:p>54.9533</text:p>
          </table:table-cell>
          <table:table-cell office:value-type="float" office:value="0.976772" calcext:value-type="float">
            <text:p>0.9767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.3023" calcext:value-type="float">
            <text:p>22.3023</text:p>
          </table:table-cell>
          <table:table-cell office:value-type="float" office:value="0.487383" calcext:value-type="float">
            <text:p>0.487383</text:p>
          </table:table-cell>
          <table:table-cell office:value-type="float" office:value="34.1899" calcext:value-type="float">
            <text:p>34.1899</text:p>
          </table:table-cell>
          <table:table-cell office:value-type="float" office:value="0.460931" calcext:value-type="float">
            <text:p>0.460931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ata2" table:style-name="ta1">
        <table:shapes>
          <draw:frame draw:z-index="0" draw:style-name="gr1" draw:text-style-name="P1" svg:width="708.89pt" svg:height="843.28pt" svg:x="20.27pt" svg:y="99.38pt">
            <loext:p draw:notify-on-update-of-ranges="data2.A1:data2.A1 data2.A2:data2.A7 data2.B1:data2.B1 data2.B2:data2.B7 data2.A1:data2.A1 data2.A2:data2.A7 data2.C1:data2.C1 data2.C2:data2.C7 data2.A1:data2.A1 data2.A2:data2.A7 data2.D1:data2.D1 data2.D2:data2.D7 data2.A1:data2.A1 data2.A2:data2.A7 data2.E1:data2.E1 data2.E2:data2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<text:s/>Static Coarse</text:p>
          </table:table-cell>
          <table:table-cell office:value-type="string" calcext:value-type="string">
            <text:p><text:s/>Static Fine</text:p>
          </table:table-cell>
          <table:table-cell office:value-type="string" calcext:value-type="string">
            <text:p><text:s/>Dynamic Coarse</text:p>
          </table:table-cell>
          <table:table-cell office:value-type="string" calcext:value-type="string">
            <text:p><text:s/>Dynamic F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484" calcext:value-type="float">
            <text:p>13.2484</text:p>
          </table:table-cell>
          <table:table-cell office:value-type="float" office:value="15.4967" calcext:value-type="float">
            <text:p>15.4967</text:p>
          </table:table-cell>
          <table:table-cell office:value-type="float" office:value="16.4168" calcext:value-type="float">
            <text:p>16.4168</text:p>
          </table:table-cell>
          <table:table-cell office:value-type="float" office:value="12.018" calcext:value-type="float">
            <text:p>12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393" calcext:value-type="float">
            <text:p>31.393</text:p>
          </table:table-cell>
          <table:table-cell office:value-type="float" office:value="23.5932" calcext:value-type="float">
            <text:p>23.5932</text:p>
          </table:table-cell>
          <table:table-cell office:value-type="float" office:value="31.6632" calcext:value-type="float">
            <text:p>31.6632</text:p>
          </table:table-cell>
          <table:table-cell office:value-type="float" office:value="20.2626" calcext:value-type="float">
            <text:p>20.2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9738" calcext:value-type="float">
            <text:p>57.9738</text:p>
          </table:table-cell>
          <table:table-cell office:value-type="float" office:value="34.3248" calcext:value-type="float">
            <text:p>34.3248</text:p>
          </table:table-cell>
          <table:table-cell office:value-type="float" office:value="59.0417" calcext:value-type="float">
            <text:p>59.0417</text:p>
          </table:table-cell>
          <table:table-cell office:value-type="float" office:value="23.6599" calcext:value-type="float">
            <text:p>23.6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.8785" calcext:value-type="float">
            <text:p>84.8785</text:p>
          </table:table-cell>
          <table:table-cell office:value-type="float" office:value="19.4227" calcext:value-type="float">
            <text:p>19.4227</text:p>
          </table:table-cell>
          <table:table-cell office:value-type="float" office:value="81.9012" calcext:value-type="float">
            <text:p>81.9012</text:p>
          </table:table-cell>
          <table:table-cell office:value-type="float" office:value="17.5074" calcext:value-type="float">
            <text:p>17.5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2941" calcext:value-type="float">
            <text:p>21.2941</text:p>
          </table:table-cell>
          <table:table-cell office:value-type="float" office:value="0.926628" calcext:value-type="float">
            <text:p>0.926628</text:p>
          </table:table-cell>
          <table:table-cell office:value-type="float" office:value="54.269" calcext:value-type="float">
            <text:p>54.269</text:p>
          </table:table-cell>
          <table:table-cell office:value-type="float" office:value="0.992959" calcext:value-type="float">
            <text:p>0.9929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7302" calcext:value-type="float">
            <text:p>19.7302</text:p>
          </table:table-cell>
          <table:table-cell office:value-type="float" office:value="0.445576" calcext:value-type="float">
            <text:p>0.445576</text:p>
          </table:table-cell>
          <table:table-cell office:value-type="float" office:value="42.3123" calcext:value-type="float">
            <text:p>42.3123</text:p>
          </table:table-cell>
          <table:table-cell office:value-type="float" office:value="0.433283" calcext:value-type="float">
            <text:p>0.433283</text:p>
          </table:table-cell>
        </table:table-row>
      </table:table>
      <table:table table:name="data3" table:style-name="ta1">
        <table:shapes>
          <draw:frame draw:z-index="0" draw:style-name="gr1" draw:text-style-name="P1" svg:width="666.6pt" svg:height="719.8pt" svg:x="25.68pt" svg:y="116.7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<text:s/>Static Coarse</text:p>
          </table:table-cell>
          <table:table-cell office:value-type="string" calcext:value-type="string">
            <text:p><text:s/>Static Fine</text:p>
          </table:table-cell>
          <table:table-cell office:value-type="string" calcext:value-type="string">
            <text:p><text:s/>Dynamic Coarse</text:p>
          </table:table-cell>
          <table:table-cell office:value-type="string" calcext:value-type="string">
            <text:p><text:s/>Dynamic F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975" calcext:value-type="float">
            <text:p>13.1975</text:p>
          </table:table-cell>
          <table:table-cell office:value-type="float" office:value="15.6942" calcext:value-type="float">
            <text:p>15.6942</text:p>
          </table:table-cell>
          <table:table-cell office:value-type="float" office:value="16.2124" calcext:value-type="float">
            <text:p>16.2124</text:p>
          </table:table-cell>
          <table:table-cell office:value-type="float" office:value="12.3981" calcext:value-type="float">
            <text:p>12.3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552" calcext:value-type="float">
            <text:p>31.552</text:p>
          </table:table-cell>
          <table:table-cell office:value-type="float" office:value="23.698" calcext:value-type="float">
            <text:p>23.698</text:p>
          </table:table-cell>
          <table:table-cell office:value-type="float" office:value="31.0384" calcext:value-type="float">
            <text:p>31.0384</text:p>
          </table:table-cell>
          <table:table-cell office:value-type="float" office:value="20.6608" calcext:value-type="float">
            <text:p>20.6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9088" calcext:value-type="float">
            <text:p>57.9088</text:p>
          </table:table-cell>
          <table:table-cell office:value-type="float" office:value="34.1693" calcext:value-type="float">
            <text:p>34.1693</text:p>
          </table:table-cell>
          <table:table-cell office:value-type="float" office:value="57.905" calcext:value-type="float">
            <text:p>57.905</text:p>
          </table:table-cell>
          <table:table-cell office:value-type="float" office:value="22.6793" calcext:value-type="float">
            <text:p>22.67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.1787" calcext:value-type="float">
            <text:p>85.1787</text:p>
          </table:table-cell>
          <table:table-cell office:value-type="float" office:value="30.8397" calcext:value-type="float">
            <text:p>30.8397</text:p>
          </table:table-cell>
          <table:table-cell office:value-type="float" office:value="55.8332" calcext:value-type="float">
            <text:p>55.8332</text:p>
          </table:table-cell>
          <table:table-cell office:value-type="float" office:value="16.7278" calcext:value-type="float">
            <text:p>16.7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8561" calcext:value-type="float">
            <text:p>19.8561</text:p>
          </table:table-cell>
          <table:table-cell office:value-type="float" office:value="0.913592" calcext:value-type="float">
            <text:p>0.913592</text:p>
          </table:table-cell>
          <table:table-cell office:value-type="float" office:value="57.6996" calcext:value-type="float">
            <text:p>57.6996</text:p>
          </table:table-cell>
          <table:table-cell office:value-type="float" office:value="0.954304" calcext:value-type="float">
            <text:p>0.9543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.0112" calcext:value-type="float">
            <text:p>18.0112</text:p>
          </table:table-cell>
          <table:table-cell office:value-type="float" office:value="0.476106" calcext:value-type="float">
            <text:p>0.476106</text:p>
          </table:table-cell>
          <table:table-cell office:value-type="float" office:value="41.4187" calcext:value-type="float">
            <text:p>41.418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0.248562" calcext:value-type="float">
            <text:p>0.248562</text:p>
          </table:table-cell>
          <table:table-cell office:value-type="float" office:value="17.5351" calcext:value-type="float">
            <text:p>17.5351</text:p>
          </table:table-cell>
          <table:table-cell office:value-type="float" office:value="0.238708" calcext:value-type="float">
            <text:p>0.238708</text:p>
          </table:table-cell>
        </table:table-row>
      </table:table>
      <table:table table:name="data5" table:style-name="ta1">
        <table:shapes>
          <draw:frame draw:z-index="0" draw:style-name="gr1" draw:text-style-name="P1" svg:width="719.72pt" svg:height="756.68pt" svg:x="3.12pt" svg:y="105.42pt">
            <loext:p draw:notify-on-update-of-ranges="data5.A1:data5.A1 data5.A2:data5.A8 data5.B1:data5.B1 data5.B2:data5.B8 data5.A1:data5.A1 data5.A2:data5.A8 data5.C1:data5.C1 data5.C2:data5.C8 data5.A1:data5.A1 data5.A2:data5.A8 data5.D1:data5.D1 data5.D2:data5.D8 data5.A1:data5.A1 data5.A2:data5.A8 data5.E1:data5.E1 data5.E2:data5.E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<text:s/>Static Coarse</text:p>
          </table:table-cell>
          <table:table-cell office:value-type="string" calcext:value-type="string">
            <text:p><text:s/>Static Fine</text:p>
          </table:table-cell>
          <table:table-cell office:value-type="string" calcext:value-type="string">
            <text:p><text:s/>Dynamic Coarse</text:p>
          </table:table-cell>
          <table:table-cell office:value-type="string" calcext:value-type="string">
            <text:p><text:s/>Dynamic F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435" calcext:value-type="float">
            <text:p>13.0435</text:p>
          </table:table-cell>
          <table:table-cell office:value-type="float" office:value="15.6343" calcext:value-type="float">
            <text:p>15.6343</text:p>
          </table:table-cell>
          <table:table-cell office:value-type="float" office:value="16.8521" calcext:value-type="float">
            <text:p>16.8521</text:p>
          </table:table-cell>
          <table:table-cell office:value-type="float" office:value="12.6466" calcext:value-type="float">
            <text:p>12.6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2205" calcext:value-type="float">
            <text:p>31.2205</text:p>
          </table:table-cell>
          <table:table-cell office:value-type="float" office:value="23.8261" calcext:value-type="float">
            <text:p>23.8261</text:p>
          </table:table-cell>
          <table:table-cell office:value-type="float" office:value="31.5181" calcext:value-type="float">
            <text:p>31.5181</text:p>
          </table:table-cell>
          <table:table-cell office:value-type="float" office:value="20.6386" calcext:value-type="float">
            <text:p>20.6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.1014" calcext:value-type="float">
            <text:p>59.1014</text:p>
          </table:table-cell>
          <table:table-cell office:value-type="float" office:value="34.5546" calcext:value-type="float">
            <text:p>34.5546</text:p>
          </table:table-cell>
          <table:table-cell office:value-type="float" office:value="58.0272" calcext:value-type="float">
            <text:p>58.0272</text:p>
          </table:table-cell>
          <table:table-cell office:value-type="float" office:value="23.0993" calcext:value-type="float">
            <text:p>23.0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.4585" calcext:value-type="float">
            <text:p>81.4585</text:p>
          </table:table-cell>
          <table:table-cell office:value-type="float" office:value="22.6085" calcext:value-type="float">
            <text:p>22.6085</text:p>
          </table:table-cell>
          <table:table-cell office:value-type="float" office:value="76.5725" calcext:value-type="float">
            <text:p>76.5725</text:p>
          </table:table-cell>
          <table:table-cell office:value-type="float" office:value="18.287" calcext:value-type="float">
            <text:p>18.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4645" calcext:value-type="float">
            <text:p>21.4645</text:p>
          </table:table-cell>
          <table:table-cell office:value-type="float" office:value="0.898022" calcext:value-type="float">
            <text:p>0.898022</text:p>
          </table:table-cell>
          <table:table-cell office:value-type="float" office:value="48.8861" calcext:value-type="float">
            <text:p>48.8861</text:p>
          </table:table-cell>
          <table:table-cell office:value-type="float" office:value="0.967226" calcext:value-type="float">
            <text:p>0.9672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3019" calcext:value-type="float">
            <text:p>19.3019</text:p>
          </table:table-cell>
          <table:table-cell office:value-type="float" office:value="0.478786" calcext:value-type="float">
            <text:p>0.478786</text:p>
          </table:table-cell>
          <table:table-cell office:value-type="float" office:value="37.8333" calcext:value-type="float">
            <text:p>37.8333</text:p>
          </table:table-cell>
          <table:table-cell office:value-type="float" office:value="0.462939" calcext:value-type="float">
            <text:p>0.4629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8326" calcext:value-type="float">
            <text:p>15.8326</text:p>
          </table:table-cell>
          <table:table-cell office:value-type="float" office:value="0.255356" calcext:value-type="float">
            <text:p>0.255356</text:p>
          </table:table-cell>
          <table:table-cell office:value-type="float" office:value="25.9645" calcext:value-type="float">
            <text:p>25.9645</text:p>
          </table:table-cell>
          <table:table-cell office:value-type="float" office:value="0.244375" calcext:value-type="float">
            <text:p>0.24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00:02:26.246762158</dc:date>
    <meta:editing-duration>PT37M2S</meta:editing-duration>
    <meta:editing-cycles>1</meta:editing-cycles>
    <meta:document-statistic meta:table-count="4" meta:cell-count="150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62cm" svg:height="24.199cm" xlink:href=".." xlink:type="simple" chart:class="chart:scatter" chart:style-name="ch1">
        <chart:title svg:x="4.556cm" svg:y="0.619cm" chart:style-name="ch2">
          <text:p>Performance Comparison of Static/Dynamic Coarse/Fine parallization methods</text:p>
        </chart:title>
        <chart:subtitle svg:x="7.043cm" svg:y="1.881cm" chart:style-name="ch3">
          <text:p>Mega Bodies Compared Per Seconds vs. Number of Threads</text:p>
        </chart:subtitle>
        <chart:legend chart:legend-position="bottom" svg:x="5.744cm" svg:y="23.416cm" style:legend-expansion="wide" chart:style-name="ch4"/>
        <chart:plot-area chart:style-name="ch5" table:cell-range-address="data1.A1:data1.E7" chart:data-source-has-labels="row" svg:x="1.508cm" svg:y="3.047cm" svg:width="22.857cm" svg:height="18.905cm">
          <chartooo:coordinate-region svg:x="2.129cm" svg:y="3.246cm" svg:width="21.863cm" svg:height="18.059cm"/>
          <chart:axis chart:dimension="x" chart:name="primary-x" chart:style-name="ch6">
            <chart:title svg:x="11.503cm" svg:y="22.435cm" chart:style-name="ch7">
              <text:p>Number of Threads</text:p>
            </chart:title>
          </chart:axis>
          <chart:axis chart:dimension="y" chart:name="primary-y" chart:style-name="ch6">
            <chart:title svg:x="0.451cm" svg:y="15.281cm" chart:style-name="ch8">
              <text:p>Mega Bodies Compared Per Seconds</text:p>
            </chart:title>
            <chart:grid chart:style-name="ch9" chart:class="major"/>
          </chart:axis>
          <chart:series chart:style-name="ch10" chart:values-cell-range-address="data1.B2:data1.B7" chart:label-cell-address="data1.B1:data1.B1" chart:class="chart:scatter">
            <chart:domain table:cell-range-address="data1.A2:data1.A7"/>
            <chart:data-point chart:repeated="6"/>
          </chart:series>
          <chart:series chart:style-name="ch11" chart:values-cell-range-address="data1.C2:data1.C7" chart:label-cell-address="data1.C1:data1.C1" chart:class="chart:scatter">
            <chart:data-point chart:repeated="6"/>
          </chart:series>
          <chart:series chart:style-name="ch12" chart:values-cell-range-address="data1.D2:data1.D7" chart:label-cell-address="data1.D1:data1.D1" chart:class="chart:scatter">
            <chart:data-point chart:repeated="6"/>
          </chart:series>
          <chart:series chart:style-name="ch13" chart:values-cell-range-address="data1.E2:data1.E7" chart:label-cell-address="data1.E1:data1.E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tatic Coarse</text:p>
                <draw:g>
                  <svg:desc>data1.B1:data1.B1</svg:desc>
                </draw:g>
              </table:table-cell>
              <table:table-cell office:value-type="string">
                <text:p> Static Fine</text:p>
                <draw:g>
                  <svg:desc>data1.C1:data1.C1</svg:desc>
                </draw:g>
              </table:table-cell>
              <table:table-cell office:value-type="string">
                <text:p> Dynamic Coarse</text:p>
                <draw:g>
                  <svg:desc>data1.D1:data1.D1</svg:desc>
                </draw:g>
              </table:table-cell>
              <table:table-cell office:value-type="string">
                <text:p> Dynamic Fine</text:p>
                <draw:g>
                  <svg:desc>data1.E1:dat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1.A2:data1.A7</svg:desc>
                </draw:g>
              </table:table-cell>
              <table:table-cell office:value-type="float" office:value="15.2589">
                <text:p>15.2589</text:p>
                <draw:g>
                  <svg:desc>data1.B2:data1.B7</svg:desc>
                </draw:g>
              </table:table-cell>
              <table:table-cell office:value-type="float" office:value="14.934">
                <text:p>14.934</text:p>
                <draw:g>
                  <svg:desc>data1.C2:data1.C7</svg:desc>
                </draw:g>
              </table:table-cell>
              <table:table-cell office:value-type="float" office:value="16.53">
                <text:p>16.53</text:p>
                <draw:g>
                  <svg:desc>data1.D2:data1.D7</svg:desc>
                </draw:g>
              </table:table-cell>
              <table:table-cell office:value-type="float" office:value="12.7232">
                <text:p>12.7232</text:p>
                <draw:g>
                  <svg:desc>data1.E2:data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5632">
                <text:p>30.5632</text:p>
              </table:table-cell>
              <table:table-cell office:value-type="float" office:value="23.6361">
                <text:p>23.6361</text:p>
              </table:table-cell>
              <table:table-cell office:value-type="float" office:value="31.1812">
                <text:p>31.1812</text:p>
              </table:table-cell>
              <table:table-cell office:value-type="float" office:value="20.5869">
                <text:p>20.5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7.0418">
                <text:p>57.0418</text:p>
              </table:table-cell>
              <table:table-cell office:value-type="float" office:value="34.6663">
                <text:p>34.6663</text:p>
              </table:table-cell>
              <table:table-cell office:value-type="float" office:value="58.2681">
                <text:p>58.2681</text:p>
              </table:table-cell>
              <table:table-cell office:value-type="float" office:value="24.4714">
                <text:p>24.4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1.4892">
                <text:p>91.4892</text:p>
              </table:table-cell>
              <table:table-cell office:value-type="float" office:value="31.5823">
                <text:p>31.5823</text:p>
              </table:table-cell>
              <table:table-cell office:value-type="float" office:value="91.1095">
                <text:p>91.1095</text:p>
              </table:table-cell>
              <table:table-cell office:value-type="float" office:value="18.7721">
                <text:p>18.7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1.1354">
                <text:p>21.1354</text:p>
              </table:table-cell>
              <table:table-cell office:value-type="float" office:value="0.918647">
                <text:p>0.918647</text:p>
              </table:table-cell>
              <table:table-cell office:value-type="float" office:value="54.9533">
                <text:p>54.9533</text:p>
              </table:table-cell>
              <table:table-cell office:value-type="float" office:value="0.976772">
                <text:p>0.976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2.3023">
                <text:p>22.3023</text:p>
              </table:table-cell>
              <table:table-cell office:value-type="float" office:value="0.487383">
                <text:p>0.487383</text:p>
              </table:table-cell>
              <table:table-cell office:value-type="float" office:value="34.1899">
                <text:p>34.1899</text:p>
              </table:table-cell>
              <table:table-cell office:value-type="float" office:value="0.460931">
                <text:p>0.460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9cm" svg:height="29.75cm" xlink:href=".." xlink:type="simple" chart:class="chart:scatter" chart:style-name="ch1">
        <chart:legend chart:legend-position="end" svg:x="21.019cm" svg:y="13.829cm" style:legend-expansion="high" chart:style-name="ch2"/>
        <chart:plot-area chart:style-name="ch3" table:cell-range-address="data2.A1:data2.E7" chart:data-source-has-labels="row" svg:x="0.5cm" svg:y="0.595cm" svg:width="20.019cm" svg:height="28.56cm">
          <chartooo:coordinate-region svg:x="1.121cm" svg:y="0.794cm" svg:width="19.211cm" svg:height="27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2.B2:data2.B7" chart:label-cell-address="data2.B1:data2.B1" chart:class="chart:scatter">
            <chart:domain table:cell-range-address="data2.A2:data2.A7"/>
            <chart:data-point chart:repeated="6"/>
          </chart:series>
          <chart:series chart:style-name="ch7" chart:values-cell-range-address="data2.C2:data2.C7" chart:label-cell-address="data2.C1:data2.C1" chart:class="chart:scatter">
            <chart:data-point chart:repeated="6"/>
          </chart:series>
          <chart:series chart:style-name="ch8" chart:values-cell-range-address="data2.D2:data2.D7" chart:label-cell-address="data2.D1:data2.D1" chart:class="chart:scatter">
            <chart:data-point chart:repeated="6"/>
          </chart:series>
          <chart:series chart:style-name="ch9" chart:values-cell-range-address="data2.E2:data2.E7" chart:label-cell-address="data2.E1:data2.E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tatic Coarse</text:p>
                <draw:g>
                  <svg:desc>data2.B1:data2.B1</svg:desc>
                </draw:g>
              </table:table-cell>
              <table:table-cell office:value-type="string">
                <text:p> Static Fine</text:p>
                <draw:g>
                  <svg:desc>data2.C1:data2.C1</svg:desc>
                </draw:g>
              </table:table-cell>
              <table:table-cell office:value-type="string">
                <text:p> Dynamic Coarse</text:p>
                <draw:g>
                  <svg:desc>data2.D1:data2.D1</svg:desc>
                </draw:g>
              </table:table-cell>
              <table:table-cell office:value-type="string">
                <text:p> Dynamic Fine</text:p>
                <draw:g>
                  <svg:desc>data2.E1:data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A2:data2.A7</svg:desc>
                </draw:g>
              </table:table-cell>
              <table:table-cell office:value-type="float" office:value="13.2484">
                <text:p>13.2484</text:p>
                <draw:g>
                  <svg:desc>data2.B2:data2.B7</svg:desc>
                </draw:g>
              </table:table-cell>
              <table:table-cell office:value-type="float" office:value="15.4967">
                <text:p>15.4967</text:p>
                <draw:g>
                  <svg:desc>data2.C2:data2.C7</svg:desc>
                </draw:g>
              </table:table-cell>
              <table:table-cell office:value-type="float" office:value="16.4168">
                <text:p>16.4168</text:p>
                <draw:g>
                  <svg:desc>data2.D2:data2.D7</svg:desc>
                </draw:g>
              </table:table-cell>
              <table:table-cell office:value-type="float" office:value="12.018">
                <text:p>12.018</text:p>
                <draw:g>
                  <svg:desc>data2.E2:data2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393">
                <text:p>31.393</text:p>
              </table:table-cell>
              <table:table-cell office:value-type="float" office:value="23.5932">
                <text:p>23.5932</text:p>
              </table:table-cell>
              <table:table-cell office:value-type="float" office:value="31.6632">
                <text:p>31.6632</text:p>
              </table:table-cell>
              <table:table-cell office:value-type="float" office:value="20.2626">
                <text:p>20.2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7.9738">
                <text:p>57.9738</text:p>
              </table:table-cell>
              <table:table-cell office:value-type="float" office:value="34.3248">
                <text:p>34.3248</text:p>
              </table:table-cell>
              <table:table-cell office:value-type="float" office:value="59.0417">
                <text:p>59.0417</text:p>
              </table:table-cell>
              <table:table-cell office:value-type="float" office:value="23.6599">
                <text:p>23.6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4.8785">
                <text:p>84.8785</text:p>
              </table:table-cell>
              <table:table-cell office:value-type="float" office:value="19.4227">
                <text:p>19.4227</text:p>
              </table:table-cell>
              <table:table-cell office:value-type="float" office:value="81.9012">
                <text:p>81.9012</text:p>
              </table:table-cell>
              <table:table-cell office:value-type="float" office:value="17.5074">
                <text:p>17.5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1.2941">
                <text:p>21.2941</text:p>
              </table:table-cell>
              <table:table-cell office:value-type="float" office:value="0.926628">
                <text:p>0.926628</text:p>
              </table:table-cell>
              <table:table-cell office:value-type="float" office:value="54.269">
                <text:p>54.269</text:p>
              </table:table-cell>
              <table:table-cell office:value-type="float" office:value="0.992959">
                <text:p>0.992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9.7302">
                <text:p>19.7302</text:p>
              </table:table-cell>
              <table:table-cell office:value-type="float" office:value="0.445576">
                <text:p>0.445576</text:p>
              </table:table-cell>
              <table:table-cell office:value-type="float" office:value="42.3123">
                <text:p>42.3123</text:p>
              </table:table-cell>
              <table:table-cell office:value-type="float" office:value="0.433283">
                <text:p>0.433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17cm" svg:height="25.394cm" xlink:href="." xlink:type="simple" chart:class="chart:scatter" chart:style-name="ch1">
        <chart:legend chart:legend-position="end" svg:x="19.527cm" svg:y="11.651cm" style:legend-expansion="high" chart:style-name="ch2"/>
        <chart:plot-area chart:style-name="ch3" chart:data-source-has-labels="both" svg:x="0.47cm" svg:y="0.507cm" svg:width="18.587cm" svg:height="24.38cm">
          <chartooo:coordinate-region svg:x="1.091cm" svg:y="0.706cm" svg:width="17.779cm" svg:height="23.534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D$2:.$D$8" chart:label-cell-address="local-table.$D$1" chart:class="chart:scatter">
            <chart:data-point chart:repeated="7"/>
          </chart:series>
          <chart:series chart:style-name="ch8" chart:values-cell-range-address="local-table.$E$2:.$E$8" chart:label-cell-address="local-table.$E$1" chart:class="chart:scatter">
            <chart:data-point chart:repeated="7"/>
          </chart:series>
          <chart:series chart:style-name="ch9" chart:values-cell-range-address="local-table.$F$2:.$F$8" chart:label-cell-address="local-table.$F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Static Coarse</text:p>
              </table:table-cell>
              <table:table-cell office:value-type="string">
                <text:p> Static Fine</text:p>
              </table:table-cell>
              <table:table-cell office:value-type="string">
                <text:p> Dynamic Coarse</text:p>
              </table:table-cell>
              <table:table-cell office:value-type="string">
                <text:p> Dynamic F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1975">
                <text:p>13.1975</text:p>
              </table:table-cell>
              <table:table-cell office:value-type="float" office:value="15.6942">
                <text:p>15.6942</text:p>
              </table:table-cell>
              <table:table-cell office:value-type="float" office:value="16.2124">
                <text:p>16.2124</text:p>
              </table:table-cell>
              <table:table-cell office:value-type="float" office:value="12.3981">
                <text:p>12.39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552">
                <text:p>31.552</text:p>
              </table:table-cell>
              <table:table-cell office:value-type="float" office:value="23.698">
                <text:p>23.698</text:p>
              </table:table-cell>
              <table:table-cell office:value-type="float" office:value="31.0384">
                <text:p>31.0384</text:p>
              </table:table-cell>
              <table:table-cell office:value-type="float" office:value="20.6608">
                <text:p>20.6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7.9088">
                <text:p>57.9088</text:p>
              </table:table-cell>
              <table:table-cell office:value-type="float" office:value="34.1693">
                <text:p>34.1693</text:p>
              </table:table-cell>
              <table:table-cell office:value-type="float" office:value="57.905">
                <text:p>57.905</text:p>
              </table:table-cell>
              <table:table-cell office:value-type="float" office:value="22.6793">
                <text:p>22.6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5.1787">
                <text:p>85.1787</text:p>
              </table:table-cell>
              <table:table-cell office:value-type="float" office:value="30.8397">
                <text:p>30.8397</text:p>
              </table:table-cell>
              <table:table-cell office:value-type="float" office:value="55.8332">
                <text:p>55.8332</text:p>
              </table:table-cell>
              <table:table-cell office:value-type="float" office:value="16.7278">
                <text:p>16.7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.8561">
                <text:p>19.8561</text:p>
              </table:table-cell>
              <table:table-cell office:value-type="float" office:value="0.913592">
                <text:p>0.913592</text:p>
              </table:table-cell>
              <table:table-cell office:value-type="float" office:value="57.6996">
                <text:p>57.6996</text:p>
              </table:table-cell>
              <table:table-cell office:value-type="float" office:value="0.954304">
                <text:p>0.954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0112">
                <text:p>18.0112</text:p>
              </table:table-cell>
              <table:table-cell office:value-type="float" office:value="0.476106">
                <text:p>0.476106</text:p>
              </table:table-cell>
              <table:table-cell office:value-type="float" office:value="41.4187">
                <text:p>41.4187</text:p>
              </table:table-cell>
              <table:table-cell office:value-type="float" office:value="0.4545">
                <text:p>0.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8.0331">
                <text:p>18.0331</text:p>
              </table:table-cell>
              <table:table-cell office:value-type="float" office:value="0.248562">
                <text:p>0.248562</text:p>
              </table:table-cell>
              <table:table-cell office:value-type="float" office:value="17.5351">
                <text:p>17.5351</text:p>
              </table:table-cell>
              <table:table-cell office:value-type="float" office:value="0.238708">
                <text:p>0.2387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91cm" svg:height="26.695cm" xlink:href=".." xlink:type="simple" chart:class="chart:scatter" chart:style-name="ch1">
        <chart:legend chart:legend-position="end" svg:x="21.401cm" svg:y="12.301cm" style:legend-expansion="high" chart:style-name="ch2"/>
        <chart:plot-area chart:style-name="ch3" table:cell-range-address="data5.A1:data5.E8" chart:data-source-has-labels="row" svg:x="0.507cm" svg:y="0.533cm" svg:width="20.387cm" svg:height="25.629cm">
          <chartooo:coordinate-region svg:x="1.128cm" svg:y="0.732cm" svg:width="19.579cm" svg:height="24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5.B2:data5.B8" chart:label-cell-address="data5.B1:data5.B1" chart:class="chart:scatter">
            <chart:domain table:cell-range-address="data5.A2:data5.A8"/>
            <chart:data-point chart:repeated="7"/>
          </chart:series>
          <chart:series chart:style-name="ch7" chart:values-cell-range-address="data5.C2:data5.C8" chart:label-cell-address="data5.C1:data5.C1" chart:class="chart:scatter">
            <chart:data-point chart:repeated="7"/>
          </chart:series>
          <chart:series chart:style-name="ch8" chart:values-cell-range-address="data5.D2:data5.D8" chart:label-cell-address="data5.D1:data5.D1" chart:class="chart:scatter">
            <chart:data-point chart:repeated="7"/>
          </chart:series>
          <chart:series chart:style-name="ch9" chart:values-cell-range-address="data5.E2:data5.E8" chart:label-cell-address="data5.E1:data5.E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tatic Coarse</text:p>
                <draw:g>
                  <svg:desc>data5.B1:data5.B1</svg:desc>
                </draw:g>
              </table:table-cell>
              <table:table-cell office:value-type="string">
                <text:p> Static Fine</text:p>
                <draw:g>
                  <svg:desc>data5.C1:data5.C1</svg:desc>
                </draw:g>
              </table:table-cell>
              <table:table-cell office:value-type="string">
                <text:p> Dynamic Coarse</text:p>
                <draw:g>
                  <svg:desc>data5.D1:data5.D1</svg:desc>
                </draw:g>
              </table:table-cell>
              <table:table-cell office:value-type="string">
                <text:p> Dynamic Fine</text:p>
                <draw:g>
                  <svg:desc>data5.E1:data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5.A2:data5.A8</svg:desc>
                </draw:g>
              </table:table-cell>
              <table:table-cell office:value-type="float" office:value="13.0435">
                <text:p>13.0435</text:p>
                <draw:g>
                  <svg:desc>data5.B2:data5.B8</svg:desc>
                </draw:g>
              </table:table-cell>
              <table:table-cell office:value-type="float" office:value="15.6343">
                <text:p>15.6343</text:p>
                <draw:g>
                  <svg:desc>data5.C2:data5.C8</svg:desc>
                </draw:g>
              </table:table-cell>
              <table:table-cell office:value-type="float" office:value="16.8521">
                <text:p>16.8521</text:p>
                <draw:g>
                  <svg:desc>data5.D2:data5.D8</svg:desc>
                </draw:g>
              </table:table-cell>
              <table:table-cell office:value-type="float" office:value="12.6466">
                <text:p>12.6466</text:p>
                <draw:g>
                  <svg:desc>data5.E2:data5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2205">
                <text:p>31.2205</text:p>
              </table:table-cell>
              <table:table-cell office:value-type="float" office:value="23.8261">
                <text:p>23.8261</text:p>
              </table:table-cell>
              <table:table-cell office:value-type="float" office:value="31.5181">
                <text:p>31.5181</text:p>
              </table:table-cell>
              <table:table-cell office:value-type="float" office:value="20.6386">
                <text:p>20.6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.1014">
                <text:p>59.1014</text:p>
              </table:table-cell>
              <table:table-cell office:value-type="float" office:value="34.5546">
                <text:p>34.5546</text:p>
              </table:table-cell>
              <table:table-cell office:value-type="float" office:value="58.0272">
                <text:p>58.0272</text:p>
              </table:table-cell>
              <table:table-cell office:value-type="float" office:value="23.0993">
                <text:p>23.0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1.4585">
                <text:p>81.4585</text:p>
              </table:table-cell>
              <table:table-cell office:value-type="float" office:value="22.6085">
                <text:p>22.6085</text:p>
              </table:table-cell>
              <table:table-cell office:value-type="float" office:value="76.5725">
                <text:p>76.5725</text:p>
              </table:table-cell>
              <table:table-cell office:value-type="float" office:value="18.287">
                <text:p>18.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1.4645">
                <text:p>21.4645</text:p>
              </table:table-cell>
              <table:table-cell office:value-type="float" office:value="0.898022">
                <text:p>0.898022</text:p>
              </table:table-cell>
              <table:table-cell office:value-type="float" office:value="48.8861">
                <text:p>48.8861</text:p>
              </table:table-cell>
              <table:table-cell office:value-type="float" office:value="0.967226">
                <text:p>0.967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9.3019">
                <text:p>19.3019</text:p>
              </table:table-cell>
              <table:table-cell office:value-type="float" office:value="0.478786">
                <text:p>0.478786</text:p>
              </table:table-cell>
              <table:table-cell office:value-type="float" office:value="37.8333">
                <text:p>37.8333</text:p>
              </table:table-cell>
              <table:table-cell office:value-type="float" office:value="0.462939">
                <text:p>0.462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5.8326">
                <text:p>15.8326</text:p>
              </table:table-cell>
              <table:table-cell office:value-type="float" office:value="0.255356">
                <text:p>0.255356</text:p>
              </table:table-cell>
              <table:table-cell office:value-type="float" office:value="25.9645">
                <text:p>25.9645</text:p>
              </table:table-cell>
              <table:table-cell office:value-type="float" office:value="0.244375">
                <text:p>0.244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